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.138cm" fo:margin-right="4.974cm" fo:text-indent="0cm" style:auto-text-indent="false" style:text-autospace="none"/>
      <style:text-properties style:use-window-font-color="true" style:font-name="Verdana" fo:font-size="12pt" fo:background-color="transparent" style:font-name-asian="Arial" style:font-size-asian="12pt" style:font-name-complex="Arial" style:font-size-complex="12pt"/>
    </style:style>
    <style:style style:name="P2" style:family="paragraph" style:parent-style-name="Standard">
      <style:paragraph-properties fo:margin-left="1.138cm" fo:margin-right="4.974cm" fo:text-indent="0cm" style:auto-text-indent="false" style:text-autospace="none"/>
      <style:text-properties style:use-window-font-color="true" style:font-name="Verdana" fo:font-size="12pt" fo:background-color="transparent" style:font-name-asian="Arial" style:font-size-asian="12pt" style:font-name-complex="Arial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gift card thats redeemable at a gift card cart and only for buying other gift cards. A double gift card. You get to buy from any store you want. It finally becomes exactly like cash. Except more annoying.</text:p>
      <text:p text:style-name="P1"/>
      <text:p text:style-name="P1">Golf tees... CockTees!</text:p>
      <text:p text:style-name="P1"/>
      <text:p text:style-name="P1">Candy with consistancy and look of a glue stick</text:p>
      <text:p text:style-name="P1"/>
      <text:p text:style-name="P1">Pop can bong pipe</text:p>
      <text:p text:style-name="P1"/>
      <text:p text:style-name="P1">MonKeys</text:p>
      <text:p text:style-name="P1"/>
      <text:p text:style-name="P1">Megadeth Fundi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10-03T00:57:30.93</dc:date>
    <dc:creator>Colton Phillips</dc:creator>
    <meta:editing-duration>PT00H20M37S</meta:editing-duration>
    <meta:editing-cycles>4</meta:editing-cycles>
    <meta:generator>OpenOffice.org/3.1$Win32 OpenOffice.org_project/310m19$Build-9420</meta:generator>
    <meta:document-statistic meta:table-count="0" meta:image-count="0" meta:object-count="0" meta:page-count="1" meta:paragraph-count="6" meta:word-count="58" meta:character-count="314"/>
  </office:meta>
</office:document-meta>
</file>